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8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2"/>
          <table:table-cell office:value-type="string" calcext:value-type="string">
            <text:p>textures/1337/wu_bed_sid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1337/wu_bed_to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29th_map/wall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203 2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29th_map/wall2.wal</text:p>
          </table:table-cell>
        </table:table-row>
        <table:table-row table:style-name="ro1">
          <table:table-cell table:number-columns-repeated="2"/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29th_map/wall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203 29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perez2/wood6.wal</text:p>
          </table:table-cell>
          <table:table-cell office:value-type="string" calcext:value-type="string">
            <text:p>textures/airport/wood6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river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lpine/mossywood.wal</text:p>
          </table:table-cell>
          <table:table-cell office:value-type="string" calcext:value-type="string">
            <text:p>textures/ALPINE/MOSSYWOOD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mossywood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alpine/mossywood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lling farm farmhous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BLT0026.wal</text:p>
          </table:table-cell>
          <table:table-cell office:value-type="string" calcext:value-type="string">
            <text:p>textures/asian_babe/blt0026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brick09.wal</text:p>
          </table:table-cell>
          <table:table-cell office:value-type="string" calcext:value-type="string">
            <text:p>textures/asian_babe/Brick09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caseend.wal</text:p>
          </table:table-cell>
          <table:table-cell office:value-type="string" calcext:value-type="string">
            <text:p>textures/asian_babe/CaseEnd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caseside.wal</text:p>
          </table:table-cell>
          <table:table-cell office:value-type="string" calcext:value-type="string">
            <text:p>textures/asian_babe/CaseSide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casetop.wal</text:p>
          </table:table-cell>
          <table:table-cell office:value-type="string" calcext:value-type="string">
            <text:p>textures/asian_babe/CaseTop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cinderblock03.wal</text:p>
          </table:table-cell>
          <table:table-cell office:value-type="string" calcext:value-type="string">
            <text:p>textures/asian_babe/CinderBlock03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cinderblock04.wal</text:p>
          </table:table-cell>
          <table:table-cell office:value-type="string" calcext:value-type="string">
            <text:p>textures/asian_babe/CinderBlock04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FA0037.wal</text:p>
          </table:table-cell>
          <table:table-cell office:value-type="string" calcext:value-type="string">
            <text:p>textures/asian_babe/fa0037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FA0039.wal</text:p>
          </table:table-cell>
          <table:table-cell office:value-type="string" calcext:value-type="string">
            <text:p>textures/asian_babe/fa0039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FA0040.wal</text:p>
          </table:table-cell>
          <table:table-cell office:value-type="string" calcext:value-type="string">
            <text:p>textures/asian_babe/fa0040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FA0131.wal</text:p>
          </table:table-cell>
          <table:table-cell office:value-type="string" calcext:value-type="string">
            <text:p>textures/asian_babe/fa013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5 gbrdday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FA0170.wal</text:p>
          </table:table-cell>
          <table:table-cell office:value-type="string" calcext:value-type="string">
            <text:p>textures/asian_babe/fa0170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5 gbrdday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GL0111.wal</text:p>
          </table:table-cell>
          <table:table-cell office:value-type="string" calcext:value-type="string">
            <text:p>textures/asian_babe/gl011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6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GL0128.wal</text:p>
          </table:table-cell>
          <table:table-cell office:value-type="string" calcext:value-type="string">
            <text:p>textures/asian_babe/gl0128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MDR0031.wal</text:p>
          </table:table-cell>
          <table:table-cell office:value-type="string" calcext:value-type="string">
            <text:p>textures/asian_babe/mdr003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Mt0494.wal</text:p>
          </table:table-cell>
          <table:table-cell office:value-type="string" calcext:value-type="string">
            <text:p>textures/asian_babe/mt0494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Obj0025.wal</text:p>
          </table:table-cell>
          <table:table-cell office:value-type="string" calcext:value-type="string">
            <text:p>textures/asian_babe/obj0025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Obj0026.wal</text:p>
          </table:table-cell>
          <table:table-cell office:value-type="string" calcext:value-type="string">
            <text:p>textures/asian_babe/obj0026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6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Obj0028.wal</text:p>
          </table:table-cell>
          <table:table-cell office:value-type="string" calcext:value-type="string">
            <text:p>textures/asian_babe/obj0028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6 soviet6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Obj0048.wal</text:p>
          </table:table-cell>
          <table:table-cell office:value-type="string" calcext:value-type="string">
            <text:p>textures/asian_babe/obj0048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.soviet5 ch.soviet6 soviet5 soviet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sian_babe/obj015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sian_babe/Obj015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obj0173.wal</text:p>
          </table:table-cell>
          <table:table-cell office:value-type="string" calcext:value-type="string">
            <text:p>textures/asian_babe/Obj0173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jpncastle jpnmap 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sian_babe/obj017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jpnmap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sian_babe/Obj017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jpnmap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tsspts.wal</text:p>
          </table:table-cell>
          <table:table-cell office:value-type="string" calcext:value-type="string">
            <text:p>textures/asian_babe/TSSPTS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asian_babe/tsvent.wal</text:p>
          </table:table-cell>
          <table:table-cell office:value-type="string" calcext:value-type="string">
            <text:p>textures/asian_babe/TSVENT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garag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+b~fifts_lght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n sonofabeac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lesk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urm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lindados/camo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aumont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3u2/block1_6.wal</text:p>
          </table:table-cell>
          <table:table-cell office:value-type="string" calcext:value-type="string">
            <text:p>textures/block1_6.wal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3u2/block1_6.png</text:p>
          </table:table-cell>
          <table:table-cell office:value-type="string" calcext:value-type="string">
            <text:p>textures/block1_6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borrowed/block1_6.wal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outpost outskirts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ricks2/b_ct_v2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kdda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ricks2/b_sr_26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ricks2/b_sr_v30v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astle64_boxamarillo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astle64_boxazul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astle64_boxrojo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astle64_door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cempy.wal</text:p>
          </table:table-cell>
          <table:table-cell office:value-type="string" calcext:value-type="string">
            <text:p>textures/Cempy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fy_dus~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icken/pallet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icken/scbrick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sintow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icken/scbrickwi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sintow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brick4_o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buy_on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dirty_fenc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draconis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garage_door_sprayed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garage_door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italian_tar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hristmas/snow_stree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ommon/li_sr_v1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3/con_flr1_1.png</text:p>
          </table:table-cell>
          <table:table-cell office:value-type="string" calcext:value-type="string">
            <text:p>textures/con_flr1_1.png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3/con_flr1_1.wal</text:p>
          </table:table-cell>
          <table:table-cell office:value-type="string" calcext:value-type="string">
            <text:p>textures/con_flr1_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outpost outskirts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crcity/wood3_1.wal</text:p>
          </table:table-cell>
          <table:table-cell office:value-type="string" calcext:value-type="string">
            <text:p>textures/CRCITY/WOOD3_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taken/wood3_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RCITY/WOOD3_1.w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laza3/wood3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lling farm farmhou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a_a4_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3/crate0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/howitzer_barrel0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illfght house huertge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/howitzer_barrelend00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illfght house huertge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/howitzer_recoilbedbkend00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uertge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/howitzer_shield00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ill hillfght house huertge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day/howitzer_shield0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illfght house huertgen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odtex0/K_bush2.wal</text:p>
          </table:table-cell>
          <table:table-cell office:value-type="string" calcext:value-type="string">
            <text:p>textures/dodtex0/k_bush2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trench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0/k_cement9c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rench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0/k_cement9d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0/k_cement9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jpnmap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0/K_cement9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jpnmap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1/k_church3c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1/k_rock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rench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2/k_water2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rench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2/m_khwall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odtex4/K_bottom4.wal</text:p>
          </table:table-cell>
          <table:table-cell office:value-type="string" calcext:value-type="string">
            <text:p>textures/dodtex4/k_bottom4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odtex4/K_brick1.wal</text:p>
          </table:table-cell>
          <table:table-cell office:value-type="string" calcext:value-type="string">
            <text:p>textures/dodtex4/k_brick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odtex4/K_brick22.wal</text:p>
          </table:table-cell>
          <table:table-cell office:value-type="string" calcext:value-type="string">
            <text:p>textures/dodtex4/k_brick22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6/k_sandbag1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renches trench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6/k_wall1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dtex6/k_wall1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+0comp10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wall dam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+1comp10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wall dam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+2comp10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wall dam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+3comp10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wall dam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+4comp10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wall da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ceil1_28.png</text:p>
          </table:table-cell>
          <table:table-cell office:value-type="string" calcext:value-type="string">
            <text:p>textures/E1U1/CEIL1_28.png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ceil1_28.wal</text:p>
          </table:table-cell>
          <table:table-cell office:value-type="string" calcext:value-type="string">
            <text:p>textures/E1U1/CEIL1_28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3/ceil1_28.wal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E1U1/ceil1_28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ceil1_28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ceil1_28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1/ceil1_28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1/ceil1_2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uno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florr1_2.wal</text:p>
          </table:table-cell>
          <table:table-cell office:value-type="string" calcext:value-type="string">
            <text:p>textures/E1U1/FLORR1_2.wal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florr1_2.png</text:p>
          </table:table-cell>
          <table:table-cell office:value-type="string" calcext:value-type="string">
            <text:p>textures/E1U1/FLORR1_2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1/florr1_2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3/florr1_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3/florr1_2.png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E1U1/florr1_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florr1_2.pn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rontL frontLv3 gemelasdday german gfrontl GfrontL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florr1_5.png</text:p>
          </table:table-cell>
          <table:table-cell office:value-type="string" calcext:value-type="string">
            <text:p>textures/E1U1/FLORR1_5.png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florr1_5.wal</text:p>
          </table:table-cell>
          <table:table-cell office:value-type="string" calcext:value-type="string">
            <text:p>textures/E1U1/FLORR1_5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1/florr1_5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3/florr1_5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3/florr1_5.wal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E1U1/florr1_5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florr1_5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1/florr1_5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1/florr1_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emple terrain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PIP04_3.png</text:p>
          </table:table-cell>
          <table:table-cell office:value-type="string" calcext:value-type="string">
            <text:p>textures/e1u1/pip04_3.png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1/PIP04_3.wal</text:p>
          </table:table-cell>
          <table:table-cell office:value-type="string" calcext:value-type="string">
            <text:p>textures/e1u1/pip04_3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leavy2 liddux u571 uberxmas1 uberxmas2 ubunker UBUNK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wbasic1_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012-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2/basic1_8.wal</text:p>
          </table:table-cell>
          <table:table-cell office:value-type="string" calcext:value-type="string">
            <text:p>textures/E1U2/BASIC1_8.wal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1u2/basic1_8.png</text:p>
          </table:table-cell>
          <table:table-cell office:value-type="string" calcext:value-type="string">
            <text:p>textures/E1U2/BASIC1_8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1/basic1_8.png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temple terrai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0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1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2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3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4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5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6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7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8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19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2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3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4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5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6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7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8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3u2/+9lcom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cave LCAVE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3u3/comp5_1.wal</text:p>
          </table:table-cell>
          <table:table-cell office:value-type="string" calcext:value-type="string">
            <text:p>textures/E3U3/COMP5_1.wal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e3u3/comp5_1.png</text:p>
          </table:table-cell>
          <table:table-cell office:value-type="string" calcext:value-type="string">
            <text:p>textures/E3U3/COMP5_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1/comp5_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3/comp5_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1u3/comp5_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2/comp5_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2u2/comp5_1.png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abunk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d2/piano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olwest1 polwest2 polwest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d/hmg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jpnmap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militar/em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militar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militar/em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militar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militar/em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militar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militar/em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militar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af/axgra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af/axtrkdr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af/axtrkpn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af/axtrkw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af/lgwall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estvier2 theat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racaro/grad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ormul1 fracar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racaro/gram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ormul1 fracar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racaro/muro_de_sangu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ormul1 fracar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racaro/terra_rampa_nasc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racar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racaro/terr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ormul1 fracar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othic/churchbrik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pncastl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ypsy/pill01_0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g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art/painting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art/painting1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14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16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16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17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 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19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 sgmunfbhv2 streets STREETS 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6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6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7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ields 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7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7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7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ldface/build8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ields 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rkblk/rbrick_bttmgrss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rick_block/rbrick_bttmgrss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brick_block/rbrick_bttmgrss.j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rkblk/rbrick_bttmgrss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rkblk/rbrick_bttmgrss.jp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bocagebh munfbocage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burned/burned1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beton_b_ou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iving docks dofdbb dofdbbh dofdbbhv2 dofdbbhv3 dofdbbhv4 dofdbbhv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cement3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cement3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012-2 dday2bh 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cement6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cement6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2 dday1bhv3 dday1bhv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cement/ven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fdbb dofdbbh dofdbbhv2 dofdbbhv3 dofdbbhv4 dofdbbhv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ebris/debris0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ebris/schut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doomtownbhv3 soviet5bh soviet5bhv2 STREETS 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ecor/flowers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flowers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ecor/flowers.pn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0001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ors/door00011.t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doors/door0001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00011.t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00011.pn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1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erdday2v2 derdday3 desert1bh desert1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4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4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4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6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doors/door6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stone1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s STREETS 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villa_door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vill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villa_window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3_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3b_shots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3bwindowshots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m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stein2_w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ields 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stein2_w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stein2_w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stein5_unte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all_stein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s STREETS 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extwall/wellblech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floorgrd/fltgrnd2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bocagebh munfbocage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floorgrd/fltgrnd5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yeott factory falaisebh falaise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bombermetal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cabinchimney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largerock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shingleroof51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v2 dday5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tintcamovtop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 dday4bhv2 desert1bh desert1bhv2 mp1dday3 mtownb mtownbh 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vehltread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p1dday3 mtownb mtownbh 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olgotha/windowswall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 battle2bhv2 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ass/grass1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ass/grass2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ime 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ass/grass5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uk1abbh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inland/da_dirt.wal</text:p>
          </table:table-cell>
          <table:table-cell office:value-type="string" calcext:value-type="string">
            <text:p>textures/hires/ground/da_dir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ound/da_dirt.jpg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prime 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grassdark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day1bhv4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ground/rr1.jpg</text:p>
          </table:table-cell>
          <table:table-cell office:value-type="string" calcext:value-type="string">
            <text:p>textures/hires/ground/rr1.jpg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falaise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rr3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rr3.j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ound/rr3.jp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y falaise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ruins1k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rithedgebh brithedgebhv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ground/sand_2.tga</text:p>
          </table:table-cell>
          <table:table-cell office:value-type="string" calcext:value-type="string">
            <text:p>textures/hires/ground/sand_2.tga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ground/sand_2.psd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apuzzobh capuzzo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sand3_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ground/sand3_.t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ound/sand3_.tga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apuzzobhv2 desert7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hedge/hedge1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y falaise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hedge/ivy_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lants/vines/ivy_1.t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hedge/ivy_1.tga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laisebh falaisebhv2 milnebay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jungle/boden_fels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uribachi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jungle/jungle0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ields knife 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jungle/jungle1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lights/light1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2 dday1bhv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lights/light1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lights/light1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lights/light1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2 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0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rozenbh froze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1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rdday3 desert1bh desert1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1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rdday3 desert1bh desert1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6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day1bhv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6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day1bhv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6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6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7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7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9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v2 dday5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metal/Metal9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v2 dday5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box_side_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rates/box_side_1.j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box_side_1.jp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4 dday4bhv2 desert7bhv2 dofdbbhv5 suribachi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box_side_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rates/box_side_2.j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box_side_2.jp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4 desert7bhv2 dofdbbhv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ecrate_dunno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rates/ecrate_dunno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rates/ecrate_dunno.j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ecrate_dunno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ecrate_dunno.jp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sert1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fdprp0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kiste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kist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5bh desert7bh desert7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inzessbar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0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day1bhv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1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 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4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6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 mp1dday3 mtownb mtownbh 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9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tle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propm0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s STREETS 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prop/sisal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ime province_b1 province_b2bh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props/tdk9_elec07.png</text:p>
          </table:table-cell>
          <table:table-cell office:value-type="string" calcext:value-type="string">
            <text:p>textures/hires/prop/tdk9_elec07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rops/tdk9_elec07.jpg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deser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ck/cliff_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reenisbh greenisbhv2 greenisbhv3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rock/cliffface_1.tga</text:p>
          </table:table-cell>
          <table:table-cell office:value-type="string" calcext:value-type="string">
            <text:p>textures/hires/rock/cliffface_1.tga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desert1bh desert1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ck/rkdrt1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battle dday1bh dday1bhv2 dday1bhv3 dday1bhv4 dday4bh dday4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ck/rock_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ck/rockm0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b1 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ck/rockm2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ofs/dach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roofs/roof0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surfaces/surface1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surfaces/surface2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surfaces/surface2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urmbh sturm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surfaces/surface4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 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surfaces/surface4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012-2 dday2bh 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tiles/tile2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tiles/tile4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0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 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12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4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4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8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allint/walint9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0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 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0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gmunfbh sgmunf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13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13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 dday4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13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1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3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3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rket1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55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kf kfields knife lasttownbh last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dow/window6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2bh dday2bhv2 kf kfields knife lasttownbh lasttownbhv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day2/window_b.wal</text:p>
          </table:table-cell>
          <table:table-cell office:value-type="string" calcext:value-type="string">
            <text:p>textures/hires/window/window_b.wal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windows/window_b.jpg</text:p>
          </table:table-cell>
          <table:table-cell office:value-type="string" calcext:value-type="string">
            <text:p>textures/hires/window/window_b.jpg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DDAY2/WINDOW_B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lasttow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ter/snow9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roze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ter/snowm0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viet7b soviet7bh soviet7bhv2 soviet7bhv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inter/snowm2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rozen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ood/wood2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b2b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ood/wood5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sert7bh desert7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ood/wood60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day4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ood/wood6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bh doomtownbhv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hires/wood/wood7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s STREETS sturmbh sturmbhv2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hl/blazsand/PKROOF1B.WAL</text:p>
          </table:table-cell>
          <table:table-cell office:value-type="string" calcext:value-type="string">
            <text:p>textures/hl/blazsand/pkroof1b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hl/kpur/CLRCC2.WAL</text:p>
          </table:table-cell>
          <table:table-cell office:value-type="string" calcext:value-type="string">
            <text:p>textures/hl/kpur/clrcc2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julhelm/Obj0009.wal</text:p>
          </table:table-cell>
          <table:table-cell office:value-type="string" calcext:value-type="string">
            <text:p>textures/julhelm/obj0009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asian_babe/Obj000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brdday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kamikaze2/k_brick2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mg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kamikaze3/k_wall1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mg4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EG.WAL</text:p>
          </table:table-cell>
          <table:table-cell office:value-type="string" calcext:value-type="string">
            <text:p>textures/lee/eg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GUNGRAVE.WAL</text:p>
          </table:table-cell>
          <table:table-cell office:value-type="string" calcext:value-type="string">
            <text:p>textures/lee/gungrave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HELLSING.WAL</text:p>
          </table:table-cell>
          <table:table-cell office:value-type="string" calcext:value-type="string">
            <text:p>textures/lee/hellsing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INMINGUN.WAL</text:p>
          </table:table-cell>
          <table:table-cell office:value-type="string" calcext:value-type="string">
            <text:p>textures/lee/inmingun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KANSAS.WAL</text:p>
          </table:table-cell>
          <table:table-cell office:value-type="string" calcext:value-type="string">
            <text:p>textures/lee/kansas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KIMHH.WAL</text:p>
          </table:table-cell>
          <table:table-cell office:value-type="string" calcext:value-type="string">
            <text:p>textures/lee/kimhh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KINO.WAL</text:p>
          </table:table-cell>
          <table:table-cell office:value-type="string" calcext:value-type="string">
            <text:p>textures/lee/kino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KOR_DDAY.WAL</text:p>
          </table:table-cell>
          <table:table-cell office:value-type="string" calcext:value-type="string">
            <text:p>textures/lee/kor_dday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KOTONE.WAL</text:p>
          </table:table-cell>
          <table:table-cell office:value-type="string" calcext:value-type="string">
            <text:p>textures/lee/kotone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MINCHUL.WAL</text:p>
          </table:table-cell>
          <table:table-cell office:value-type="string" calcext:value-type="string">
            <text:p>textures/lee/minchul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NACL.WAL</text:p>
          </table:table-cell>
          <table:table-cell office:value-type="string" calcext:value-type="string">
            <text:p>textures/lee/nacl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NET.WAL</text:p>
          </table:table-cell>
          <table:table-cell office:value-type="string" calcext:value-type="string">
            <text:p>textures/lee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lpine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t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inland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alpine/ne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PSG01.WAL</text:p>
          </table:table-cell>
          <table:table-cell office:value-type="string" calcext:value-type="string">
            <text:p>textures/lee/psg0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SHEEPDOG.WAL</text:p>
          </table:table-cell>
          <table:table-cell office:value-type="string" calcext:value-type="string">
            <text:p>textures/lee/sheepdog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SHEPHERD.WAL</text:p>
          </table:table-cell>
          <table:table-cell office:value-type="string" calcext:value-type="string">
            <text:p>textures/lee/shepherd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TOSI.WAL</text:p>
          </table:table-cell>
          <table:table-cell office:value-type="string" calcext:value-type="string">
            <text:p>textures/lee/tosi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WINRED.WAL</text:p>
          </table:table-cell>
          <table:table-cell office:value-type="string" calcext:value-type="string">
            <text:p>textures/lee/winred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sscomplex stadium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NET.WAL</text:p>
          </table:table-cell>
          <table:table-cell office:value-type="string" calcext:value-type="string">
            <text:p>textures/llamp1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lpine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t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inland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alpine/ne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trench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EE/NET.WAL</text:p>
          </table:table-cell>
          <table:table-cell office:value-type="string" calcext:value-type="string">
            <text:p>textures/Llamp1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lpine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t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inland/net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alpine/ne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trench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DAY/SANDBAG1.wal</text:p>
          </table:table-cell>
          <table:table-cell office:value-type="string" calcext:value-type="string">
            <text:p>textures/llamp1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ltex/sandbag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ptune/Sandbag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trench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DDAY/SANDBAG1.wal</text:p>
          </table:table-cell>
          <table:table-cell office:value-type="string" calcext:value-type="string">
            <text:p>textures/Llamp1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altex/sandbag1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textures/sandbag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ptune/Sandbag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map newpsp trenc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loosebob/ship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00039ntg1 150lbob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loosebob/snowwalk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loosebob/trailersign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h.reichstag christmas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matthias/ametal_m03.wal</text:p>
          </table:table-cell>
          <table:table-cell office:value-type="string" calcext:value-type="string">
            <text:p>textures/Matthias/ametal_m03.wal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ametal_m03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_misc/ametal_m0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pen orneriver 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oosebob/leaves1.tga</text:p>
          </table:table-cell>
          <table:table-cell office:value-type="string" calcext:value-type="string">
            <text:p>textures/matthias/leaves1.tga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s/loosebob/leaves1.wal</text:p>
          </table:table-cell>
          <table:table-cell office:value-type="string" calcext:value-type="string">
            <text:p>textures/ed/leaves1.wal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xtures/gimp/leaves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pen orneriv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atthias/leaves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d/leaves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loosebob/leaves1.t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loosebob/leaves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imp/leaves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pen orneriv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_pv_v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p_v3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kdday 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pv_m10bm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sertbattle1 desertbattle2 desertbattle3 gkdda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pv_m1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b1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188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1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n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ewsintow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n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n4w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etals/mt_sr_mp1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niperhous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mia/daship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reenhills2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gro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ptune/wall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2river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ompa/dance1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im/dance1.MD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im/dance1.md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maha 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ompa/dance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im/dance2.MD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grim/dance2.md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maha 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ompa/oompa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ompa/truck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om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dt-nyc/brownston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DT-nyc/brownston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dt-nyc/tenemen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DT-nyc/tenement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bricks1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bricks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grnd2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grnd5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jungle2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rock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window6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window7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window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over/munfwood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unf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atto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nofabeac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rops2/drago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ragon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rops/box_sr_m19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kdda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rops/pipe1_g_m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rops/w_sr_v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angerbang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rock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ed/rock2.pc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anyon/rock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cshrine4q2/cshrine4q2/rock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ptune/rock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plaza3/rock2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neptune/rock2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renc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_ladrillos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_madera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_nube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mallv1 smash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onic/nazidev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xcity zsoni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ONIC/NAZIDEV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xcity zsoni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onic/playpor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xcity zsoni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ONIC/PLAYPORN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xcity zsoni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torm/da_a4_3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treetfigh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wood4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urreal/swood4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SURREAL/SWOOD4.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errain/textures/surreal/swood4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outskirts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ree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eatgrinderb meatgrinderbh meatgrinderbhv2 med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TREE8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eatgrinderb meatgrinderbh meatgrinderbhv2 med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wood/cdl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ity_x_by_hans!!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wood/CDL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ity_x_by_hans!!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wood/wd_hl_v3b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oomtown1880 gkdda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ures/wood/wd_sr_v11.wa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ragon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8:36:12.522695323</meta:creation-date>
    <dc:date>2021-11-24T18:55:18.757537200</dc:date>
    <meta:editing-duration>PT8M55S</meta:editing-duration>
    <meta:editing-cycles>1</meta:editing-cycles>
    <meta:document-statistic meta:table-count="1" meta:cell-count="900" meta:object-count="0"/>
    <meta:generator>LibreOffice/7.1.7.2$Linux_X86_64 LibreOffice_project/10$Build-2</meta:generator>
  </office:meta>
</office:document-meta>
</file>